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xi Sans" svg:font-family="'Luxi Sans', Helvetica, Arial, Genev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normal" officeooo:rsid="0008b927" officeooo:paragraph-rsid="0008b927" style:font-weight-asian="normal" style:font-weight-complex="normal"/>
    </style:style>
    <style:style style:name="P2" style:family="paragraph" style:parent-style-name="Standard">
      <style:text-properties fo:font-weight="bold" officeooo:rsid="00065895" officeooo:paragraph-rsid="00065895" style:font-weight-asian="bold" style:font-weight-complex="bold"/>
    </style:style>
    <style:style style:name="P3" style:family="paragraph" style:parent-style-name="Standard">
      <style:text-properties fo:font-weight="normal" officeooo:rsid="00065895" officeooo:paragraph-rsid="00065895" style:font-weight-asian="normal" style:font-weight-complex="normal"/>
    </style:style>
    <style:style style:name="P4" style:family="paragraph" style:parent-style-name="Standard">
      <style:text-properties fo:font-weight="normal" officeooo:rsid="0008b927" officeooo:paragraph-rsid="0008b927" style:font-weight-asian="normal" style:font-weight-complex="normal"/>
    </style:style>
    <style:style style:name="P5" style:family="paragraph" style:parent-style-name="Standard">
      <style:text-properties fo:font-weight="normal" officeooo:rsid="000a2b97" officeooo:paragraph-rsid="000a2b97" style:font-weight-asian="normal" style:font-weight-complex="normal"/>
    </style:style>
    <style:style style:name="P6" style:family="paragraph" style:parent-style-name="Standard">
      <style:text-properties fo:font-weight="normal" officeooo:rsid="000a40c7" officeooo:paragraph-rsid="000a40c7" style:font-weight-asian="normal" style:font-weight-complex="normal"/>
    </style:style>
    <style:style style:name="P7" style:family="paragraph" style:parent-style-name="Standard">
      <style:text-properties fo:font-weight="normal" officeooo:rsid="000c0a1e" officeooo:paragraph-rsid="000c0a1e" style:font-weight-asian="normal" style:font-weight-complex="normal"/>
    </style:style>
    <style:style style:name="P8" style:family="paragraph" style:parent-style-name="Standard">
      <style:text-properties fo:font-weight="normal" officeooo:rsid="000db227" officeooo:paragraph-rsid="000db227" style:font-weight-asian="normal" style:font-weight-complex="normal"/>
    </style:style>
    <style:style style:name="P9" style:family="paragraph" style:parent-style-name="Standard">
      <style:text-properties fo:font-weight="normal" officeooo:rsid="000e0993" officeooo:paragraph-rsid="000e0993" style:font-weight-asian="normal" style:font-weight-complex="normal"/>
    </style:style>
    <style:style style:name="P10" style:family="paragraph" style:parent-style-name="Standard">
      <style:paragraph-properties style:line-height-at-least="0.198in"/>
      <style:text-properties fo:color="#d4d4d4" loext:opacity="100%" style:font-name="Droid Sans Mono" fo:font-size="10.5pt" fo:font-weight="normal" fo:background-color="#1e1e1e"/>
    </style:style>
    <style:style style:name="P11" style:family="paragraph" style:parent-style-name="Standard">
      <style:text-properties style:use-window-font-color="true" loext:opacity="0%" style:font-name="Droid Sans Mono" fo:font-size="10.5pt" fo:font-weight="normal" officeooo:rsid="00065895" officeooo:paragraph-rsid="00065895" fo:background-color="transparent" style:font-weight-asian="normal" style:font-weight-complex="normal"/>
    </style:style>
    <style:style style:name="P12" style:family="paragraph" style:parent-style-name="Standard">
      <style:paragraph-properties style:line-height-at-least="0.198in"/>
      <style:text-properties style:use-window-font-color="true" loext:opacity="0%" style:font-name="Droid Sans Mono" fo:font-size="10.5pt" fo:font-weight="normal" fo:background-color="transparent"/>
    </style:style>
    <style:style style:name="T1" style:family="text">
      <style:text-properties officeooo:rsid="0007980e"/>
    </style:style>
    <style:style style:name="T2" style:family="text">
      <style:text-properties fo:font-variant="normal" fo:text-transform="none" fo:color="#080b0c" loext:opacity="100%" style:font-name="Consolas" fo:font-size="10.5pt" fo:letter-spacing="normal" fo:font-style="normal" loext:padding="0in" loext:border="none"/>
    </style:style>
    <style:style style:name="T3" style:family="text">
      <style:text-properties fo:font-variant="normal" fo:text-transform="none" fo:color="#986a34" loext:opacity="100%" style:font-name="Consolas" fo:font-size="10.5pt" fo:letter-spacing="normal" fo:font-style="normal" loext:padding="0in" loext:border="none"/>
    </style:style>
    <style:style style:name="T4" style:family="text">
      <style:text-properties fo:font-variant="normal" fo:text-transform="none" fo:color="#32383b" loext:opacity="100%" style:font-name="Luxi Sans" fo:font-size="9pt"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IPELINE STEPS:</text:p>
      <text:p text:style-name="P2"/>
      <text:p text:style-name="P3">Giving a input directory of a run with the fastQfiles. It automatically detects if the runs are single end or paired end reads based on the number of times the same ID appears in the fastQ files. </text:p>
      <text:p text:style-name="P3"/>
      <text:p text:style-name="P3">For each input <text:s/>(single or paired end fastQ reads) it runs a quality check of the fastq files generating an HTML report. </text:p>
      <text:p text:style-name="P3"/>
      <text:p text:style-name="P3">Then, it uses trimmomatic to remove low quality base calls and discard short reads.</text:p>
      <text:p text:style-name="P3"/>
      <text:p text:style-name="P3">It aligns the reads to the reference hg19 genome generating a sorted BAM file as output</text:p>
      <text:p text:style-name="P3"/>
      <text:p text:style-name="P3">It checks the integrity of the BAM file (to make sure that it is not erroneous) , <text:s/>reads its stats <text:span text:style-name="T1">generating a dictionary with:</text:span></text:p>
      <text:p text:style-name="P3"/>
      <text:p text:style-name="P11">metrics_dict = {</text:p>
      <text:p text:style-name="P11">“<text:span text:style-name="T1">RB” = </text:span></text:p>
      <text:p text:style-name="P12">"total": QC_passed_reads + " + " + QC_failed_reads,</text:p>
      <text:p text:style-name="P12">"secondary": secondary + " + " + secondary_failed,</text:p>
      <text:p text:style-name="P12">"supplementary": supplementary + " + " + supplementary_failed,</text:p>
      <text:p text:style-name="P12">"duplicates": duplicates + " + " + duplicates_failed,</text:p>
      <text:p text:style-name="P12">"mapped" : mapped + " + " + mapped_failed + " + " + percentage + "%",</text:p>
      <text:p text:style-name="P12">"paired_in_seq" : paired_in_seq + " + " + paired_in_seq_failed,</text:p>
      <text:p text:style-name="P12">"read1" : read1 + " + " + read1_failed,</text:p>
      <text:p text:style-name="P12">"read2" : read2 + " + " + read2_failed,</text:p>
      <text:p text:style-name="P12">"properly_paired" : properly_paired + " + " + properly_paired_failed + " + " + properly_paired_percentage + "%",</text:p>
      <text:p text:style-name="P12">"both_reads_mapped" : both_reads_mapped + " + " + both_reads_mapped_failed,</text:p>
      <text:p text:style-name="P12">"singletons" : singletons + " + " + singletons_failed + " + " + singletons_percentage + "%",</text:p>
      <text:p text:style-name="P12">"pair_in_dif_chr" : pair_in_dif_chr + " + " + pair_in_dif_chr_failed,</text:p>
      <text:p text:style-name="P12">}</text:p>
      <text:p text:style-name="P10"/>
      <text:p text:style-name="P3"/>
      <text:p text:style-name="P3"/>
      <text:p text:style-name="P3"/>
      <text:p text:style-name="P4">In order to use the reference dbsnp in base recalibration I changed the notation of the file 00-common_all.vcf.gz using the chr_name_conv.txt where it is stored the original contig name and the new name we want to add:</text:p>
      <text:p text:style-name="P4"/>
      <text:p text:style-name="P4">1 chr1</text:p>
      <text:p text:style-name="P4">2 chr2</text:p>
      <text:p text:style-name="P4">3 chr3</text:p>
      <text:p text:style-name="P4">4 chr4</text:p>
      <text:p text:style-name="P4">5 chr5</text:p>
      <text:p text:style-name="P4">6 chr6</text:p>
      <text:p text:style-name="P4">7 chr7</text:p>
      <text:p text:style-name="P4">8 chr8</text:p>
      <text:p text:style-name="P4">9 chr9</text:p>
      <text:p text:style-name="P4">10 chr10</text:p>
      <text:p text:style-name="P4">11 chr11</text:p>
      <text:p text:style-name="P4">12 chr12</text:p>
      <text:p text:style-name="P4"><text:soft-page-break/>13 chr13</text:p>
      <text:p text:style-name="P4">14 chr14</text:p>
      <text:p text:style-name="P4">15 chr15</text:p>
      <text:p text:style-name="P4">16 chr16</text:p>
      <text:p text:style-name="P4">17 chr17</text:p>
      <text:p text:style-name="P4">18 chr18</text:p>
      <text:p text:style-name="P4">19 chr19</text:p>
      <text:p text:style-name="P4">20 chr20</text:p>
      <text:p text:style-name="P4">21 chr21</text:p>
      <text:p text:style-name="P4">22 chr22</text:p>
      <text:p text:style-name="P4">X chrX</text:p>
      <text:p text:style-name="P4">Y chrY</text:p>
      <text:p text:style-name="P4"/>
      <text:p text:style-name="P4">and using the command:</text:p>
      <text:p text:style-name="P1"><text:span text:style-name="Source_20_Text"><text:span text:style-name="T2">bcftools annotate --rename-chrs chr_name_conv.txt original.vcf.gz </text:span></text:span><text:span text:style-name="Source_20_Text"><text:span text:style-name="T3">|</text:span></text:span><text:span text:style-name="Source_20_Text"><text:span text:style-name="T2"> bgzip </text:span></text:span><text:span text:style-name="Source_20_Text"><text:span text:style-name="T3">&gt;</text:span></text:span><text:span text:style-name="Source_20_Text"><text:span text:style-name="T2"> rename.vcf.gz</text:span></text:span></text:p>
      <text:p text:style-name="P4">I changed the contigs nomenclature</text:p>
      <text:p text:style-name="P3"/>
      <text:p text:style-name="P3"/>
      <text:p text:style-name="P5">hg38 fa and dbsnp vcf (for base recalibration) downloaded from </text:p>
      <text:p text:style-name="P5"/>
      <text:p text:style-name="P5"><text:a xlink:type="simple" xlink:href="https://console.cloud.google.com/storage/browser/genomics-public-data/resources/broad/hg38/v0;tab=objects?prefix=&amp;forceOnObjectsSortingFiltering=false" text:style-name="Internet_20_link" text:visited-style-name="Visited_20_Internet_20_Link">https://console.cloud.google.com/storage/browser/genomics-public-data/resources/broad/hg38/v0;tab=objects?prefix=&amp;forceOnObjectsSortingFiltering=false</text:a></text:p>
      <text:p text:style-name="P5"/>
      <text:p text:style-name="P6">CADD files downloaded named: whole_genome_SNVs.tsv.gz</text:p>
      <text:p text:style-name="P6">tab already moved to the directory</text:p>
      <text:p text:style-name="P6"/>
      <text:p text:style-name="P6">gnomad downloading already in the directory</text:p>
      <text:p text:style-name="P6">need to do the following steps:</text:p>
      <text:p text:style-name="P6"><text:span text:style-name="T4">gunzip -c gnomad.genomes.r3.0.1.coverage.summary.tsv.bgz | sed '1s/.*/#&amp;/' &gt; gnomad.genomesv3.tabbed.tsv</text:span><text:line-break/><text:span text:style-name="T4">sed "1s/locus/chr\tpos/; s/:/\t/g" gnomad.genomesv3.tabbed.tsv &gt; gnomad.ch.genomesv3.tabbed.tsv</text:span><text:line-break/><text:span text:style-name="T4">bgzip gnomad.ch.genomesv3.tabbed.tsv</text:span><text:line-break/><text:span text:style-name="T4">tabix -s 1 -b 2 -e 2 gnomad.ch.genomesv3.tabbed.tsv</text:span></text:p>
      <text:p text:style-name="P6"><text:span text:style-name="T4"/></text:p>
      <text:p text:style-name="P7"><text:span text:style-name="T4">maxEntScan doesn’t change from genome 37 to 38</text:span></text:p>
      <text:p text:style-name="P6"/>
      <text:p text:style-name="P8">REVEL I think that I don’t need also to change the files (it contains both genomes)</text:p>
      <text:p text:style-name="P8"/>
      <text:p text:style-name="P9">SpliceAI → mirar-m’ho a veure què m’he de descarreg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xi Sans" svg:font-family="'Luxi Sans', Helvetica, Arial, Genev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09:48:43.656791020</meta:creation-date>
    <dc:date>2023-01-13T17:13:23.716632660</dc:date>
    <meta:editing-duration>PT5H53M47S</meta:editing-duration>
    <meta:editing-cycles>4</meta:editing-cycles>
    <meta:generator>LibreOffice/7.3.7.2$Linux_X86_64 LibreOffice_project/30$Build-2</meta:generator>
    <meta:document-statistic meta:table-count="0" meta:image-count="0" meta:object-count="0" meta:page-count="2" meta:paragraph-count="59" meta:word-count="444" meta:character-count="2806" meta:non-whitespace-character-count="2416"/>
  </office:meta>
</office:document-meta>
</file>